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alibri1" svg:font-family="Calibri" style:font-family-generic="swiss"/>
    <style:font-face style:name="Courier New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text-align="center" style:justify-single-word="false" style:page-number="auto"/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margin-left="0cm" fo:margin-right="0cm" fo:text-indent="1.249cm" style:auto-text-indent="false"/>
    </style:style>
    <style:style style:name="P4" style:family="paragraph" style:parent-style-name="Standard">
      <style:paragraph-properties fo:margin-left="0cm" fo:margin-right="0cm" fo:text-indent="0.635cm" style:auto-text-indent="false"/>
    </style:style>
    <style:style style:name="P5" style:family="paragraph" style:parent-style-name="Standard">
      <style:paragraph-properties fo:margin-left="2.498cm" fo:margin-right="0cm" fo:text-indent="0cm" style:auto-text-indent="false"/>
    </style:style>
    <style:style style:name="P6" style:family="paragraph" style:parent-style-name="List_20_Paragraph" style:list-style-name="WWNum1"/>
    <style:style style:name="P7" style:family="paragraph" style:parent-style-name="List_20_Paragraph" style:list-style-name="WWNum2"/>
    <style:style style:name="T1" style:family="text">
      <style:text-properties fo:color="#ff0000" fo:font-size="22pt" style:font-size-asian="22pt"/>
    </style:style>
    <style:style style:name="T2" style:family="text">
      <style:text-properties fo:color="#ff0000" fo:font-size="14pt" style:text-underline-style="solid" style:text-underline-width="auto" style:text-underline-color="font-color" fo:font-weight="bold" style:font-size-asian="14pt" style:font-weight-asian="bold"/>
    </style:style>
    <style:style style:name="T3" style:family="text">
      <style:text-properties fo:color="#ff0000"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/>
    </style:style>
    <style:style style:name="T4" style:family="text">
      <style:text-properties fo:color="#ff0000" fo:font-size="12pt" fo:font-weight="bold" style:font-size-asian="12pt" style:font-weight-asian="bold"/>
    </style:style>
    <style:style style:name="T5" style:family="text">
      <style:text-properties fo:color="#ff0000" fo:font-size="12pt" style:font-size-asian="12pt"/>
    </style:style>
    <style:style style:name="T6" style:family="text">
      <style:text-properties fo:font-size="12pt" style:font-size-asian="12pt"/>
    </style:style>
    <style:style style:name="T7" style:family="text">
      <style:text-properties fo:font-size="12pt" fo:font-style="italic" style:font-size-asian="12pt" style:font-style-asian="italic"/>
    </style:style>
    <style:style style:name="T8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9" style:family="text">
      <style:text-properties fo:font-size="12pt" fo:font-style="italic" fo:font-weight="bold" style:font-size-asian="12pt" style:font-style-asian="italic" style:font-weight-asian="bold"/>
    </style:style>
    <style:style style:name="T10" style:family="text">
      <style:text-properties fo:font-size="12pt" style:text-underline-style="solid" style:text-underline-width="auto" style:text-underline-color="font-color" style:font-size-asian="12pt"/>
    </style:style>
    <style:style style:name="T11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12" style:family="text">
      <style:text-properties fo:font-size="12pt" fo:font-weight="bold" style:font-size-asian="12pt" style:font-weight-asian="bold"/>
    </style:style>
    <style:style style:name="T13" style:family="text">
      <style:text-properties fo:color="#008000" fo:font-size="12pt" fo:font-weight="bold" style:font-size-asian="12pt" style:font-weight-asian="bold"/>
    </style:style>
    <style:style style:name="T14" style:family="text">
      <style:text-properties fo:color="#008000" fo:font-size="12pt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Propriétés du tissu osseux</text:span></text:h>
      <text:p text:style-name="Standard"/>
      <text:p text:style-name="Standard"><text:span text:style-name="T2">Matériau composite</text:span></text:p>
      <text:p text:style-name="Standard"><text:span text:style-name="T6">L’os est un </text:span><text:span text:style-name="T7">matériau composite comportant deux phases</text:span><text:span text:style-name="T6">, la matrice qui est essentiellement collagène et l’os minéral.<text:line-break/><text:line-break/>Le </text:span><text:span text:style-name="T10">collagène</text:span><text:span text:style-name="T6"> n’a aucune résistance en compression mais a une grande résistance à la traction<text:line-break/>La diminution des propriétés mécaniques de l’os avec l’âge est due a des modifications du collagène.</text:span></text:p>
      <text:p text:style-name="Standard"><text:span text:style-name="T6">La </text:span><text:span text:style-name="T10">partie minérale</text:span><text:span text:style-name="T6"> est plus résistante en compression qu’en traction.</text:span></text:p>
      <text:p text:style-name="Standard"><text:span text:style-name="T6">L’os tire sa résistance en traction de son composant collagène et sa résistance en compression de son composant minéral. <text:line-break/>Le matériau composite est composé de phases qui se complètent. </text:span></text:p>
      <text:p text:style-name="P2"/>
      <text:p text:style-name="Standard"><text:span text:style-name="T7">Courbe force – déplacement typique d’un échantillon osseux soumis à une tension</text:span></text:p>
      <text:p text:style-name="Standard"><text:span text:style-name="T6"><text:tab/>On a une force qui va déformer le tissu osseux et cette déformation va être réversible à tout moment. On parle donc d’énergie élastique, ou zone élastique. A un moment donné quand on arrêtera l’impact de la force, le tissu reviendra à sa forme initiale. On a ensuite une limite de plasticité qui est la rupture osseuse. Ceci est vrai pour tous les matériaux. </text:span></text:p>
      <text:p text:style-name="P2"/>
      <text:list xml:id="list9099547877228511692" text:style-name="WWNum1">
        <text:list-item>
          <text:p text:style-name="P6"><text:span text:style-name="T3">Anisotropie</text:span></text:p>
        </text:list-item>
      </text:list>
      <text:p text:style-name="P3"><text:span text:style-name="T6">Le tissu osseux est un matériau anisotrope, c’est-à-dire qu’il </text:span><text:span text:style-name="T4">n’a pas les mêmes propriétés dans <text:line-break/>tous les plans.<text:line-break/></text:span><text:span text:style-name="T6">Les résistances en traction indiquées sont celles qui s’appliquent suivant l’axe longitudinal de l’os. Transversalement ou obliquement, cette résistance est plus faible.</text:span></text:p>
      <text:p text:style-name="Standard"><text:span text:style-name="T12">La déformation est différente selon les contraintes qu’on inflige à l’os. </text:span></text:p>
      <text:p text:style-name="P2"/>
      <text:p text:style-name="P4"><text:span text:style-name="T6">La résistance et la raideur de l’os sont maximales dans les directions correspondant aux contraintes les plus élevées.<text:line-break/>Le </text:span><text:span text:style-name="T4">module d’élasticité</text:span><text:span text:style-name="T5"> </text:span><text:span text:style-name="T6">varie notablement suivant la face de l’os et suivant qu’on l’étudie en traction longitudinale, en compression ou en flexion.<text:line-break/>Il diminue de l’endoste au périoste, ce qui tend à égaliser les contraintes intra – osseuses :</text:span></text:p>
      <text:list xml:id="list3816259968979526959" text:style-name="WWNum2">
        <text:list-item>
          <text:p text:style-name="P7"><text:span text:style-name="T11">A proximité de l’endoste</text:span><text:span text:style-name="T6"> : 2 600 kgf / mm² (26 000 MPa)</text:span></text:p>
        </text:list-item>
        <text:list-item>
          <text:p text:style-name="P7"><text:span text:style-name="T11">Sous le périoste</text:span><text:span text:style-name="T6"> : 1 400 kgf / mm² (14 000 MPa)</text:span></text:p>
        </text:list-item>
      </text:list>
      <text:p text:style-name="Standard"><text:span text:style-name="T6">Toutes les fractures sont en flexion traumatique. </text:span><text:span text:style-name="T4">+++</text:span></text:p>
      <text:list xml:id="list190642499489113" text:continue-list="list9099547877228511692" text:style-name="WWNum1">
        <text:list-item>
          <text:p text:style-name="P6"><text:soft-page-break/><text:span text:style-name="T3">Viscoélasticité</text:span></text:p>
        </text:list-item>
      </text:list>
      <text:p text:style-name="P4"><text:span text:style-name="T6">L’os vivant est viscoélastique. Ses propriétés </text:span><text:span text:style-name="T10">mécaniques</text:span><text:span text:style-name="T6"> varient avec la </text:span><text:span text:style-name="T12">vitesse d’application de la charge</text:span><text:span text:style-name="T6">. Il perd en partie cette propriété à </text:span><text:span text:style-name="T4">l’état sec</text:span><text:span text:style-name="T6">. Grâce à cette caractéristique, il résiste mieux aux </text:span><text:span text:style-name="T7">efforts rapides qu’aux efforts lents</text:span><text:span text:style-name="T6">.</text:span></text:p>
      <text:p text:style-name="Standard"><text:span text:style-name="T6">La viscoélasticité de l’os lui permet de mieux s’adapter aux contraintes :</text:span></text:p>
      <text:list xml:id="list190643511580879" text:continue-list="list3816259968979526959" text:style-name="WWNum2">
        <text:list-item>
          <text:p text:style-name="P7"><text:span text:style-name="T6">Si on applique une charge sur un os, il se déforme instantanément ; si la charge est maintenue, l’os continue de se déformer pendant 55jours ;</text:span></text:p>
        </text:list-item>
        <text:list-item>
          <text:p text:style-name="P7"><text:span text:style-name="T6">Après 55 jours, la déformation atteint 153% de celle qui avait été obtenue après les 2 premières minutes.</text:span></text:p>
        </text:list-item>
      </text:list>
      <text:p text:style-name="Standard"><text:span text:style-name="T8">Exemple</text:span><text:span text:style-name="T7"> : Le serrage d’une vis illustre bien cette viscoélasticité. Après l’avoir serrée à fond, il est toujours possible de donner un quart ou un demi-tour après quelques minutes. </text:span></text:p>
      <text:p text:style-name="P2"/>
      <text:list xml:id="list190641760593177" text:continue-list="list190642499489113" text:style-name="WWNum1">
        <text:list-item>
          <text:p text:style-name="P6"><text:span text:style-name="T3">Autres propriétés</text:span></text:p>
        </text:list-item>
      </text:list>
      <text:p text:style-name="Standard"><text:span text:style-name="T6">Deux propriétés considérables le distinguent des autres matériaux qui sont le résultat de l’action combinée de processus </text:span><text:span text:style-name="T4">biologiques</text:span><text:span text:style-name="T5"> </text:span><text:span text:style-name="T6">et </text:span><text:span text:style-name="T4">mécaniques</text:span><text:span text:style-name="T5"> </text:span><text:span text:style-name="T6">complexes. </text:span></text:p>
      <text:list xml:id="list190641826939083" text:continue-list="list190643511580879" text:style-name="WWNum2">
        <text:list-item>
          <text:p text:style-name="P7"><text:span text:style-name="T6">En réponse à des demandes fonctionnelles, il </text:span><text:span text:style-name="T13">peut changer ses propriétés mécaniques locales</text:span><text:span text:style-name="T14"> </text:span><text:span text:style-name="T6">et les </text:span><text:span text:style-name="T13">adapter aux contraintes</text:span><text:span text:style-name="T14"> </text:span><text:span text:style-name="T6">; si l’os est soumis à un excès de contrainte, il va s’adapter en augmentant de volume et en modifiant sa texture.</text:span></text:p>
        </text:list-item>
      </text:list>
      <text:p text:style-name="P5"><text:span text:style-name="T6">Si les contraintes deviennent </text:span><text:span text:style-name="T10">excessives</text:span><text:span text:style-name="T6">, il </text:span><text:span text:style-name="T9">se nécrose</text:span><text:span text:style-name="T6"> ou </text:span><text:span text:style-name="T9">se fracture</text:span><text:span text:style-name="T6"> (fractures de fatigue)</text:span></text:p>
      <text:p text:style-name="Standard"><text:span text:style-name="T6"><text:tab/><text:tab/>Si au contraire il est soumis à un niveau de contrainte </text:span><text:span text:style-name="T10">insuffisant</text:span><text:span text:style-name="T6">, il va </text:span><text:span text:style-name="T9">s’amincir</text:span><text:span text:style-name="T6"> et devenir <text:tab/><text:tab/></text:span><text:span text:style-name="T9">plus</text:span><text:span text:style-name="T6"> </text:span><text:span text:style-name="T9">fragile</text:span><text:span text:style-name="T6">.</text:span></text:p>
      <text:list xml:id="list190641587755206" text:continue-numbering="true" text:style-name="WWNum2">
        <text:list-item>
          <text:p text:style-name="P7"><text:span text:style-name="T6">L’os a la possibilité remarquable de se </text:span><text:span text:style-name="T13">réparer lui – même</text:span><text:span text:style-name="T14">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alibri1" svg:font-family="Calibri" style:font-family-generic="swiss"/>
    <style:font-face style:name="Courier New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fo:color="#ff0000" fo:font-size="12pt" fo:font-weight="bold" style:font-name-asian="Calibri2" style:font-family-asian="Calibri" style:font-family-generic-asian="system" style:font-pitch-asian="variable" style:font-weight-asian="bold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</meta:initial-creator>
    <dc:creator>Julie</dc:creator>
    <meta:editing-cycles>2</meta:editing-cycles>
    <meta:creation-date>2014-09-10T08:58:00</meta:creation-date>
    <dc:date>2014-09-10T09:19:00</dc:date>
    <meta:editing-duration>PT21M</meta:editing-duration>
    <meta:generator>LibreOffice/5.1.5.2$MacOSX_X86_64 LibreOffice_project/7a864d8825610a8c07cfc3bc01dd4fce6a9447e5</meta:generator>
    <meta:document-statistic meta:table-count="0" meta:image-count="0" meta:object-count="0" meta:page-count="2" meta:paragraph-count="26" meta:word-count="549" meta:character-count="3388" meta:non-whitespace-character-count="2860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